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3BDE5E61A0D.png" manifest:media-type="image/png"/>
  <manifest:file-entry manifest:full-path="Pictures/100000000000045D000003BD9697AA7A.png" manifest:media-type="image/png"/>
  <manifest:file-entry manifest:full-path="Pictures/TablePreview1.svm" manifest:media-type=""/>
  <manifest:file-entry manifest:full-path="Pictures/100000000000045D000003BD0AE704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2.29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draw:style-name="gr1" draw:text-style-name="P1" draw:layer="layout" svg:width="6.78cm" svg:height="5.809cm" svg:x="4.158cm" svg:y="4.913cm" presentation:class="graphic">
          <draw:image xlink:href="Pictures/100000000000045D000003BD0AE70405.png" xlink:type="simple" xlink:show="embed" xlink:actuate="onLoad">
            <text:p/>
          </draw:image>
        </draw:frame>
        <draw:frame draw:style-name="standard" draw:layer="layout" svg:width="12.296cm" svg:height="0.944cm" svg:x="14.313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Not Releva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6.78cm" svg:height="5.809cm" svg:x="17.071cm" svg:y="11.275cm" presentation:class="graphic">
          <draw:image xlink:href="Pictures/100000000000045D000003BD9697AA7A.png" xlink:type="simple" xlink:show="embed" xlink:actuate="onLoad">
            <text:p/>
          </draw:image>
        </draw:frame>
        <draw:frame draw:style-name="gr1" draw:text-style-name="P1" draw:layer="layout" svg:width="6.78cm" svg:height="5.809cm" svg:x="4.158cm" svg:y="11.275cm" presentation:class="graphic">
          <draw:image xlink:href="Pictures/100000000000045D000003BDE5E61A0D.png" xlink:type="simple" xlink:show="embed" xlink:actuate="onLoad">
            <text:p/>
          </draw:image>
        </draw:frame>
        <draw:frame draw:style-name="gr2" draw:text-style-name="P2" draw:layer="layout" svg:width="2.2cm" svg:height="1.119cm" svg:x="20.2cm" svg:y="2.6cm">
          <draw:text-box>
            <text:p text:style-name="P2"><text:span text:style-name="T1">MM</text:span></text:p>
          </draw:text-box>
        </draw:frame>
        <draw:frame draw:style-name="gr2" draw:text-style-name="P2" draw:layer="layout" svg:width="3cm" svg:height="1.119cm" svg:x="6cm" svg:y="2.6cm">
          <draw:text-box>
            <text:p text:style-name="P2"><text:span text:style-name="T1">no MM</text:span></text:p>
          </draw:text-box>
        </draw:frame>
        <draw:frame draw:style-name="gr2" draw:text-style-name="P2" draw:layer="layout" svg:width="3.4cm" svg:height="1.987cm" draw:transform="rotate (1.5707963267949) translate (0.127cm 9.4cm)">
          <draw:text-box>
            <text:p text:style-name="P2"><text:span text:style-name="T1">coarse mesh</text:span></text:p>
          </draw:text-box>
        </draw:frame>
        <draw:frame draw:style-name="gr2" draw:text-style-name="P2" draw:layer="layout" svg:width="3.4cm" svg:height="1.987cm" draw:transform="rotate (1.5707963267949) translate (0.2cm 16.4cm)">
          <draw:text-box>
            <text:p text:style-name="P2"><text:span text:style-name="T1">finer me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38:24.121267172</meta:creation-date>
    <dc:date>2016-05-20T16:19:04.163252025</dc:date>
    <meta:editing-duration>PT24M53S</meta:editing-duration>
    <meta:editing-cycles>3</meta:editing-cycles>
    <meta:generator>LibreOffice/4.2.8.2$Linux_X86_64 LibreOffice_project/420m0$Build-2</meta:generator>
    <meta:document-statistic meta:object-count="32"/>
  </office:meta>
</office:document-meta>
</file>